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b39" officeooo:paragraph-rsid="000c9b39"/>
    </style:style>
    <style:style style:name="P2" style:family="paragraph" style:parent-style-name="Standard">
      <style:text-properties officeooo:paragraph-rsid="000c9b39"/>
    </style:style>
    <style:style style:name="P3" style:family="paragraph" style:parent-style-name="Standard">
      <style:text-properties officeooo:rsid="000e7a1e" officeooo:paragraph-rsid="000e7a1e"/>
    </style:style>
    <style:style style:name="P4" style:family="paragraph" style:parent-style-name="Standard" style:list-style-name="L1">
      <style:text-properties officeooo:rsid="000c9b39" officeooo:paragraph-rsid="0010abaa"/>
    </style:style>
    <style:style style:name="P5" style:family="paragraph" style:parent-style-name="Standard" style:list-style-name="L1">
      <style:text-properties officeooo:rsid="000c9b39" officeooo:paragraph-rsid="000c9b39"/>
    </style:style>
    <style:style style:name="P6" style:family="paragraph" style:parent-style-name="Standard" style:list-style-name="L2">
      <style:text-properties officeooo:rsid="000e7a1e" officeooo:paragraph-rsid="000e7a1e"/>
    </style:style>
    <style:style style:name="P7" style:family="paragraph" style:parent-style-name="Standard" style:list-style-name="L3">
      <style:text-properties officeooo:rsid="000e7a1e" officeooo:paragraph-rsid="000e7a1e"/>
    </style:style>
    <style:style style:name="P8" style:family="paragraph" style:parent-style-name="Standard">
      <style:text-properties officeooo:paragraph-rsid="000c9b39"/>
    </style:style>
    <style:style style:name="P9" style:family="paragraph" style:parent-style-name="Standard">
      <style:paragraph-properties fo:text-align="center" style:justify-single-word="false"/>
      <style:text-properties fo:font-weight="bold" officeooo:rsid="000e7fce" officeooo:paragraph-rsid="0012c6a4" style:font-weight-asian="bold" style:font-weight-complex="bold"/>
    </style:style>
    <style:style style:name="T1" style:family="text">
      <style:text-properties officeooo:rsid="000c9b39"/>
    </style:style>
    <style:style style:name="T2" style:family="text">
      <style:text-properties officeooo:rsid="000e7fce"/>
    </style:style>
    <style:style style:name="T3" style:family="text">
      <style:text-properties officeooo:rsid="001296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Keto D</text:p>
      <text:p text:style-name="P9"/>
      <text:p text:style-name="P9">umplings</text:p>
      <text:p text:style-name="P2"><text:span text:style-name="T1">Bellingham is where we we both went to college. While we attended Western Washington University (WWU) at different times, there was one constant… Late night dumplings. Yes, </text:span><text:span text:style-name="T3">Pelmeni</text:span><text:span text:style-name="T1"> was the spot to be after a few beers and bacon at soul night. As you walked in the steamy hole in the wall, the smell of Russian dumplings brought you back to </text:span><text:span text:style-name="T3">your happy place</text:span><text:span text:style-name="T1">, that is until someone in line yelled at you to shut the door.</text:span></text:p>
      <text:p text:style-name="P1"/>
      <text:p text:style-name="P2"><text:span text:style-name="T1">These KETO Dumplings are without a doubt a great substitute for anyone who is missing that warm, juicy snack before bed. I brought together a few different recipes to create this dish. This was also the first time I tried out the Crazy Dough (</text:span><text:a xlink:type="simple" xlink:href="https://www.gnom-gnom.com/keto-dough/" text:style-name="Internet_20_link" text:visited-style-name="Visited_20_Internet_20_Link"><text:span text:style-name="T1">https://www.gnom-gnom.com/keto-dough/</text:span></text:a><text:span text:style-name="T1">). I found it a snap to bring together and the outcome is awesome! It took about 30 minutes to bring this dish together, and had some major wife approval. </text:span></text:p>
      <text:list xml:id="list702807288" text:style-name="L1">
        <text:list-header>
          <text:p text:style-name="P4"/>
        </text:list-header>
      </text:list>
      <text:p text:style-name="P1">Directions:</text:p>
      <text:p text:style-name="P1">Dough:</text:p>
      <text:list xml:id="list83456023805950" text:continue-numbering="true" text:style-name="L1">
        <text:list-item>
          <text:p text:style-name="P5">Bring together the dry ingredients into a food processor. Pulse until combined.</text:p>
        </text:list-item>
        <text:list-item>
          <text:p text:style-name="P5">Add the egg, vinegar continue to pulse.</text:p>
        </text:list-item>
        <text:list-item>
          <text:p text:style-name="P5">The dough will start to come together. If it seems too dry, slowly add water until the consistency of the dough can come together.</text:p>
        </text:list-item>
        <text:list-item>
          <text:p text:style-name="P5">Take out the dough and wrap it up in plastic wrap. </text:p>
        </text:list-item>
        <text:list-item>
          <text:p text:style-name="P5">Kneed the dough for a few minutes, it should really feel like pizza dough at the point.</text:p>
        </text:list-item>
        <text:list-item>
          <text:p text:style-name="P5">Put in fridge for at least 15 minutes.</text:p>
        </text:list-item>
      </text:list>
      <text:p text:style-name="P1">Filling:</text:p>
      <text:list xml:id="list1545243540" text:style-name="L2">
        <text:list-item>
          <text:p text:style-name="P6">Into a bowl, combine equal parts ground beef and pork. I used about 4oz each.</text:p>
        </text:list-item>
        <text:list-item>
          <text:p text:style-name="P6">Finely great a large onion into the bowl. </text:p>
        </text:list-item>
        <text:list-item>
          <text:p text:style-name="P6">Respect all the granny's that grated onions <text:span text:style-name="T3">before you.</text:span></text:p>
        </text:list-item>
        <text:list-item>
          <text:p text:style-name="P6">Gr<text:span text:style-name="T3">ate</text:span> in 4 cloves of garlic.</text:p>
        </text:list-item>
        <text:list-item>
          <text:p text:style-name="P6">Add salt, pepper, and cayenne.</text:p>
        </text:list-item>
      </text:list>
      <text:p text:style-name="P3"/>
      <text:p text:style-name="P3"/>
      <text:p text:style-name="P3">The Cook:</text:p>
      <text:list xml:id="list1302209842" text:style-name="L3">
        <text:list-item>
          <text:p text:style-name="P7">Measure out about 10g of dough per dumpling. </text:p>
        </text:list-item>
        <text:list-item>
          <text:p text:style-name="P7">Roll into ball and place between parchment paper. Roll out the dough into circles about 4 inches in diameter. This is a labor of love <text:span text:style-name="T3">so </text:span>grab someone to help you.</text:p>
        </text:list-item>
        <text:list-item>
          <text:p text:style-name="P7">Place about a teaspoon of filling into the dough. Be sure not to add too much or you will not be able to crimp the ends.</text:p>
        </text:list-item>
        <text:list-item>
          <text:p text:style-name="P7">Crimp the ends together. I started off making them look awesome, but quickly found that simply closing them up led to us eating dumplings quicker. If you want to check out someone who is great at crimping dumplings check out this video (<text:a xlink:type="simple" xlink:href="https://www.youtube.com/watch?v=84-QPpmIleA" text:style-name="Internet_20_link" text:visited-style-name="Visited_20_Internet_20_Link">https://www.youtube.com/watch?v=84-QPpmIleA</text:a>)</text:p>
        </text:list-item>
        <text:list-item>
          <text:p text:style-name="P7">Once you have about 8 dumplings prepared, place them into a heated (med-high) buttered 12 in pan. Fry on all sides until golden.</text:p>
        </text:list-item>
        <text:list-item>
          <text:p text:style-name="P7">Put about 4 tbs of water into the pan, cover, and lower the heat to medium.</text:p>
        </text:list-item>
        <text:list-item>
          <text:p text:style-name="P7">Steam the dumplings for about 8 minutes, listen for the water. If you hear the dumplings start making more noise, add a little more water.</text:p>
        </text:list-item>
        <text:list-item>
          <text:p text:style-name="P7">Remove lid and ensure all the water is boiled off. This is where I added more butter to crisp up the outside.</text:p>
        </text:list-item>
        <text:list-item>
          <text:p text:style-name="P7"><text:soft-page-break/>Once the dumplings are crispy, remove and serve <text:span text:style-name="T2">with sour cream, hot sauce, and vinegar.</text:span></text:p>
        </text:list-item>
      </text:list>
      <text:list xml:id="list83454925721419" text:continue-list="list1545243540" text:style-name="L2">
        <text:list-header>
          <text:p text:style-name="P6"/>
        </text:list-header>
      </text:list>
      <text:p text:style-name="P2"/>
      <text:p text:style-name="P2"/>
      <text:p text:style-name="P2"/>
      <text:p text:style-name="P2"/>
      <text:p text:style-name="P1">Links:</text:p>
      <text:p text:style-name="P1">https://www.gnom-gnom.com/keto-doug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15:08:53.042882731</meta:creation-date>
    <dc:date>2020-05-04T08:34:54.134655458</dc:date>
    <meta:editing-duration>PT15H3M38S</meta:editing-duration>
    <meta:editing-cycles>3</meta:editing-cycles>
    <meta:generator>LibreOffice/6.4.2.2$Linux_X86_64 LibreOffice_project/40$Build-2</meta:generator>
    <meta:document-statistic meta:table-count="0" meta:image-count="0" meta:object-count="0" meta:page-count="2" meta:paragraph-count="30" meta:word-count="512" meta:character-count="2787" meta:non-whitespace-character-count="2321"/>
  </office:meta>
</office:document-meta>
</file>